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rif" fo:font-size="16pt" fo:font-weight="bold" officeooo:rsid="0002d3f3" officeooo:paragraph-rsid="0002d3f3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Serif" fo:font-size="16pt" fo:language="en" fo:country="US" fo:font-weight="bold" officeooo:rsid="0002d3f3" officeooo:paragraph-rsid="0002d3f3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0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PREPROCESSING in Python using Scikit Learn</text:p>
      <text:p text:style-name="Text_20_body"><text:span text:style-name="T1">Data preprocessing refers to the transformations applied to your data before feeding it to the algorithm.<text:line-break/>In python, scikit-learn library has a pre-built functionality under </text:span><text:a xlink:type="simple" xlink:href="http://scikit-learn.org/stable/modules/preprocessing.html" office:target-frame-name="_blank" xlink:show="new" text:style-name="Internet_20_link" text:visited-style-name="Visited_20_Internet_20_Link">sklearn.preprocessing</text:a><text:span text:style-name="T1">. There are many more options for preprocessing which we’ll explore.<text:line-break/>This is the most important part in Machine Learnin</text:span><text:span text:style-name="T2">g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22:23.155002554</meta:creation-date>
    <dc:date>2017-12-26T19:30:04.745634201</dc:date>
    <meta:editing-duration>PT4H37M21S</meta:editing-duration>
    <meta:editing-cycles>1</meta:editing-cycles>
    <meta:document-statistic meta:table-count="0" meta:image-count="0" meta:object-count="0" meta:page-count="1" meta:paragraph-count="2" meta:word-count="52" meta:character-count="363" meta:non-whitespace-character-count="313"/>
    <meta:generator>LibreOffice/5.1.6.2$Linux_X86_64 LibreOffice_project/10m0$Build-2</meta:generator>
  </office:meta>
</office:document-meta>
</file>